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5" style:family="table-cell" style:parent-style-name="Default">
      <style:table-cell-properties fo:border-bottom="none" fo:border-left="0.002cm solid #000000" fo:border-right="none" fo:border-top="none"/>
    </style:style>
    <style:style style:name="ce6" style:family="table-cell" style:parent-style-name="Default">
      <style:table-cell-properties fo:border-bottom="0.002cm solid #000000" fo:border-left="0.002cm solid #000000" fo:border-right="none" fo:border-top="none"/>
    </style:style>
    <style:style style:name="ce7" style:family="table-cell" style:parent-style-name="Default">
      <style:table-cell-properties fo:border-bottom="none" fo:border-left="none" fo:border-right="none" fo:border-top="0.002cm solid #000000"/>
    </style:style>
    <style:style style:name="ce8" style:family="table-cell" style:parent-style-name="Default">
      <style:table-cell-properties fo:border-bottom="none" fo:border-left="0.002cm solid #000000" fo:border-right="none" fo:border-top="0.002cm solid #000000"/>
    </style:style>
    <style:style style:name="ce9" style:family="table-cell" style:parent-style-name="Default">
      <style:table-cell-properties fo:border-bottom="0.002cm solid #000000" fo:border-left="none" fo:border-right="none" fo:border-top="none"/>
    </style:style>
    <style:style style:name="ce10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1" style:family="table-cell" style:parent-style-name="Default">
      <style:table-cell-properties fo:border-bottom="none" fo:border-left="none" fo:border-right="0.002cm solid #000000" fo:border-top="0.002cm solid #000000"/>
    </style:style>
    <style:style style:name="ce12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</style:style>
    <style:style style:name="ce13" style:family="table-cell" style:parent-style-name="Default">
      <style:table-cell-properties fo:border-bottom="none" fo:border-left="none" fo:border-right="0.002cm solid #000000" fo:border-top="none"/>
    </style:style>
    <style:style style:name="ce14" style:family="table-cell" style:parent-style-name="Default">
      <style:table-cell-properties fo:border-bottom="0.002cm solid #000000" fo:border-left="none" fo:border-right="0.002cm solid #000000" fo:border-top="none"/>
    </style:style>
    <style:style style:name="ce15" style:family="table-cell" style:parent-style-name="Default" style:data-style-name="N109"/>
    <style:style style:name="ce16" style:family="table-cell" style:parent-style-name="Default" style:data-style-name="N109">
      <style:table-cell-properties fo:border-bottom="none" fo:border-left="none" fo:border-right="none" fo:border-top="0.002cm solid #000000"/>
    </style:style>
    <style:style style:name="ce17" style:family="table-cell" style:parent-style-name="Default" style:data-style-name="N109">
      <style:table-cell-properties fo:border="none"/>
    </style:style>
    <style:style style:name="ce18" style:family="table-cell" style:parent-style-name="Default" style:data-style-name="N109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9" style:family="table-cell" style:parent-style-name="Default" style:data-style-name="N109">
      <style:table-cell-properties fo:border-bottom="0.002cm solid #000000" fo:border-left="none" fo:border-right="none" fo:border-top="none"/>
    </style:style>
    <style:style style:name="ce20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109">
      <style:table-cell-properties style:text-align-source="fix" style:repeat-content="false"/>
      <style:paragraph-properties fo:text-align="end" fo:margin-left="0cm"/>
    </style:style>
    <style:style style:name="ce22" style:family="table-cell" style:parent-style-name="Default" style:data-style-name="N110">
      <style:table-cell-properties fo:border-bottom="none" style:text-align-source="fix" style:repeat-content="false" fo:border-left="0.002cm solid #000000" fo:border-right="0.002cm solid #000000" fo:border-top="none"/>
      <style:paragraph-properties fo:text-align="end" fo:margin-left="0cm"/>
    </style:style>
    <style:style style:name="ce23" style:family="table-cell" style:parent-style-name="Default" style:data-style-name="N110">
      <style:table-cell-properties fo:border-bottom="none" fo:border-left="0.002cm solid #000000" fo:border-right="0.002cm solid #000000" fo:border-top="none"/>
    </style:style>
    <style:style style:name="ce24" style:family="table-cell" style:parent-style-name="Default" style:data-style-name="N110">
      <style:table-cell-properties fo:border-bottom="0.002cm solid #000000" fo:border-left="0.002cm solid #000000" fo:border-right="0.002cm solid #000000" fo:border-top="none"/>
    </style:style>
    <style:style style:name="ce25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</style:style>
  </office:automatic-styles>
  <office:body>
    <office:spreadsheet>
      <table:table table:name="Feuille1" table:style-name="ta1" table:print-ranges="Feuille1.A1:Feuille1.R40">
        <office:forms form:automatic-focus="false" form:apply-design-mode="false"/>
        <table:table-column table:style-name="co1" table:number-columns-repeated="5" table:default-cell-style-name="Default"/>
        <table:table-column table:style-name="co1" table:default-cell-style-name="ce15"/>
        <table:table-column table:style-name="co1" table:number-columns-repeated="4" table:default-cell-style-name="Default"/>
        <table:table-column table:style-name="co1" table:number-columns-repeated="2" table:default-cell-style-name="ce15"/>
        <table:table-column table:style-name="co1" table:number-columns-repeated="3" table:default-cell-style-name="Default"/>
        <table:table-column table:style-name="co1" table:default-cell-style-name="ce15"/>
        <table:table-column table:style-name="co1" table:number-columns-repeated="238" table:default-cell-style-name="Default"/>
        <table:table-row table:style-name="ro1">
          <table:table-cell table:style-name="ce1" office:value-type="string">
            <text:p>R. Lainé</text:p>
          </table:table-cell>
          <table:table-cell table:number-columns-repeated="15"/>
          <table:table-cell table:style-name="ce8"/>
          <table:table-cell table:style-name="ce11"/>
          <table:table-cell table:number-columns-repeated="236"/>
        </table:table-row>
        <table:table-row table:style-name="ro1">
          <table:table-cell table:style-name="ce2" office:value-type="string">
            <text:p>First 25.7 </text:p>
          </table:table-cell>
          <table:table-cell table:style-name="ce7" office:value-type="string">
            <text:p>jib creux haut</text:p>
          </table:table-cell>
          <table:table-cell table:style-name="ce7" table:number-columns-repeated="3"/>
          <table:table-cell table:style-name="ce16"/>
          <table:table-cell table:style-name="ce7" table:number-columns-repeated="4"/>
          <table:table-cell table:style-name="ce16" table:number-columns-repeated="2"/>
          <table:table-cell table:style-name="ce7" table:number-columns-repeated="3"/>
          <table:table-cell table:style-name="ce16" table:formula="oooc:=[.B2]" office:value-type="string" office:string-value="jib creux haut">
            <text:p>jib creux haut</text:p>
          </table:table-cell>
          <table:table-cell table:style-name="ce8" office:value-type="string">
            <text:p>Luff curve</text:p>
          </table:table-cell>
          <table:table-cell table:style-name="ce11" office:value-type="string">
            <text:p>jib creux haut</text:p>
          </table:table-cell>
          <table:table-cell table:number-columns-repeated="236"/>
        </table:table-row>
        <table:table-row table:style-name="ro1">
          <table:table-cell table:style-name="ce3"/>
          <table:table-cell table:style-name="ce8" office:value-type="string">
            <text:p>BOTTOM</text:p>
          </table:table-cell>
          <table:table-cell table:style-name="ce7" table:number-columns-repeated="2"/>
          <table:table-cell table:style-name="ce11"/>
          <table:table-cell table:style-name="ce17"/>
          <table:table-cell table:style-name="ce8" office:value-type="string">
            <text:p>TOP</text:p>
          </table:table-cell>
          <table:table-cell table:style-name="ce7" table:number-columns-repeated="2"/>
          <table:table-cell table:style-name="ce11"/>
          <table:table-cell table:style-name="ce20" office:value-type="string">
            <text:p>beta</text:p>
          </table:table-cell>
          <table:table-cell office:value-type="string">
            <text:p>angle luff</text:p>
          </table:table-cell>
          <table:table-cell/>
          <table:table-cell table:style-name="ce1" office:value-type="string">
            <text:p>X luff</text:p>
          </table:table-cell>
          <table:table-cell table:style-name="ce1" office:value-type="string">
            <text:p>Y luff</text:p>
          </table:table-cell>
          <table:table-cell table:style-name="ce20" office:value-type="string">
            <text:p>phi</text:p>
          </table:table-cell>
          <table:table-cell table:style-name="ce4" office:value-type="string">
            <text:p>Distance</text:p>
          </table:table-cell>
          <table:table-cell table:style-name="ce25" office:value-type="string">
            <text:p>Deviation</text:p>
          </table:table-cell>
          <table:table-cell table:number-columns-repeated="236"/>
        </table:table-row>
        <table:table-row table:style-name="ro1">
          <table:table-cell table:style-name="ce4" office:value-type="string">
            <text:p>panel</text:p>
          </table:table-cell>
          <table:table-cell table:style-name="ce4" office:value-type="string">
            <text:p>X luff</text:p>
          </table:table-cell>
          <table:table-cell table:style-name="ce10" office:value-type="string">
            <text:p>Y luff</text:p>
          </table:table-cell>
          <table:table-cell table:style-name="ce10" office:value-type="string">
            <text:p>X leech</text:p>
          </table:table-cell>
          <table:table-cell table:style-name="ce12" office:value-type="string">
            <text:p>Y leech</text:p>
          </table:table-cell>
          <table:table-cell table:style-name="ce18" office:value-type="string">
            <text:p>alfa</text:p>
          </table:table-cell>
          <table:table-cell table:style-name="ce4" office:value-type="string">
            <text:p>X luff</text:p>
          </table:table-cell>
          <table:table-cell table:style-name="ce10" office:value-type="string">
            <text:p>Y luff</text:p>
          </table:table-cell>
          <table:table-cell table:style-name="ce10" office:value-type="string">
            <text:p>X leech</text:p>
          </table:table-cell>
          <table:table-cell table:style-name="ce12" office:value-type="string">
            <text:p>Y leech</text:p>
          </table:table-cell>
          <table:table-cell table:style-name="ce21" office:value-type="float" office:value="0">
            <text:p>0,00000</text:p>
          </table:table-cell>
          <table:table-cell table:style-name="ce20" office:value-type="string">
            <text:p>teta</text:p>
          </table:table-cell>
          <table:table-cell table:style-name="ce1" office:value-type="string">
            <text:p>R luff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table:style-name="ce22" office:value-type="float" office:value="0">
            <text:p>0,0</text:p>
          </table:table-cell>
          <table:table-cell table:style-name="ce1" table:number-columns-repeated="236"/>
        </table:table-row>
        <table:table-row table:style-name="ro1">
          <table:table-cell table:style-name="ce3" office:value-type="float" office:value="0">
            <text:p>0</text:p>
          </table:table-cell>
          <table:table-cell table:style-name="ce5" office:value-type="float" office:value="27.4">
            <text:p>27,4</text:p>
          </table:table-cell>
          <table:table-cell office:value-type="float" office:value="21">
            <text:p>21</text:p>
          </table:table-cell>
          <table:table-cell office:value-type="float" office:value="3381.3">
            <text:p>3381,3</text:p>
          </table:table-cell>
          <table:table-cell table:style-name="ce13" office:value-type="float" office:value="69.1">
            <text:p>69,1</text:p>
          </table:table-cell>
          <table:table-cell table:style-name="ce17" table:formula="oooc:=ATAN(([.E5]-[.C5])/([.D5]-[.B5]+0.01))" office:value-type="float" office:value="0.0143404869858573">
            <text:p>0,01434</text:p>
          </table:table-cell>
          <table:table-cell table:style-name="ce5" office:value-type="float" office:value="439.5">
            <text:p>439,5</text:p>
          </table:table-cell>
          <table:table-cell office:value-type="float" office:value="1379.2">
            <text:p>1379,2</text:p>
          </table:table-cell>
          <table:table-cell office:value-type="float" office:value="3306.2">
            <text:p>3306,2</text:p>
          </table:table-cell>
          <table:table-cell table:style-name="ce13" office:value-type="float" office:value="1379.2">
            <text:p>1379,2</text:p>
          </table:table-cell>
          <table:table-cell table:formula="oooc:=ATAN(([.J5]-[.H5])/([.I5]-[.G5]+0.01))" office:value-type="float" office:value="0">
            <text:p>0,00000</text:p>
          </table:table-cell>
          <table:table-cell table:formula="oooc:=ATAN(([.G5]-[.B5])/([.H5]-[.C5]+0.01))" office:value-type="float" office:value="0.294586001993466">
            <text:p>0,29459</text:p>
          </table:table-cell>
          <table:table-cell table:formula="oooc:=SQRT(([.G5]-[.B5])*([.G5]-[.B5])+([.H5]-[.C5])*([.H5]-[.C5]))" office:value-type="float" office:value="1419.34268237096">
            <text:p>1419,34</text:p>
          </table:table-cell>
          <table:table-cell table:formula="oooc:=[.N4]+[.M5]*SIN([.L5]-[.K4])" office:value-type="float" office:value="412.097221636779">
            <text:p>412,1</text:p>
          </table:table-cell>
          <table:table-cell table:formula="oooc:=[.O4]+[.M5]*COS([.L5]-[.K4])" office:value-type="float" office:value="1358.20084299755">
            <text:p>1358,2</text:p>
          </table:table-cell>
          <table:table-cell table:formula="oooc:=ATAN([.O5]/[.N5])" office:value-type="float" office:value="1.27621032480143">
            <text:p>1,27621</text:p>
          </table:table-cell>
          <table:table-cell table:style-name="ce23" table:formula="oooc:=SQRT(([.N5]*[.N5])+([.O5]*[.O5]))" office:value-type="float" office:value="1419.34268237096">
            <text:p>1 419,3</text:p>
          </table:table-cell>
          <table:table-cell table:style-name="ce23" table:formula="oooc:=[.Q5]*SIN([.P5]-[.$O$13])" office:value-type="float" office:value="16.5338271339909">
            <text:p>16,5</text:p>
          </table:table-cell>
          <table:table-cell table:number-columns-repeated="236"/>
        </table:table-row>
        <table:table-row table:style-name="ro1">
          <table:table-cell table:style-name="ce3" table:formula="oooc:=[.A5]+1" office:value-type="float" office:value="1">
            <text:p>1</text:p>
          </table:table-cell>
          <table:table-cell table:style-name="ce5" office:value-type="float" office:value="20.8">
            <text:p>20,8</text:p>
          </table:table-cell>
          <table:table-cell office:value-type="float" office:value="15.1">
            <text:p>15,1</text:p>
          </table:table-cell>
          <table:table-cell office:value-type="float" office:value="2887.8">
            <text:p>2887,8</text:p>
          </table:table-cell>
          <table:table-cell table:style-name="ce13" office:value-type="float" office:value="15.1">
            <text:p>15,1</text:p>
          </table:table-cell>
          <table:table-cell table:style-name="ce17" table:formula="oooc:=ATAN(([.E6]-[.C6])/([.D6]-[.B6]+0.01))" office:value-type="float" office:value="0">
            <text:p>0,00000</text:p>
          </table:table-cell>
          <table:table-cell table:style-name="ce5" office:value-type="float" office:value="421.3">
            <text:p>421,3</text:p>
          </table:table-cell>
          <table:table-cell office:value-type="float" office:value="1378.9">
            <text:p>1378,9</text:p>
          </table:table-cell>
          <table:table-cell office:value-type="float" office:value="2819.2">
            <text:p>2819,2</text:p>
          </table:table-cell>
          <table:table-cell table:style-name="ce13" office:value-type="float" office:value="1355.6">
            <text:p>1355,6</text:p>
          </table:table-cell>
          <table:table-cell table:formula="oooc:=ATAN(([.J6]-[.H6])/([.I6]-[.G6]+0.01))" office:value-type="float" office:value="-0.00971648925235561">
            <text:p>-0,00972</text:p>
          </table:table-cell>
          <table:table-cell table:formula="oooc:=ATAN(([.G6]-[.B6])/([.H6]-[.C6]+0.01))" office:value-type="float" office:value="0.285632579356172">
            <text:p>0,28563</text:p>
          </table:table-cell>
          <table:table-cell table:formula="oooc:=SQRT(([.G6]-[.B6])*([.G6]-[.B6])+([.H6]-[.C6])*([.H6]-[.C6]))" office:value-type="float" office:value="1421.3904073125">
            <text:p>1421,39</text:p>
          </table:table-cell>
          <table:table-cell table:formula="oooc:=[.N5]+[.M6]*SIN([.L6]-[.K5])" office:value-type="float" office:value="812.594518153791">
            <text:p>812,59</text:p>
          </table:table-cell>
          <table:table-cell table:formula="oooc:=[.O5]+[.M6]*COS([.L6]-[.K5])" office:value-type="float" office:value="2722.00163691232">
            <text:p>2722</text:p>
          </table:table-cell>
          <table:table-cell table:formula="oooc:=ATAN([.O6]/[.N6])" office:value-type="float" office:value="1.2806902631514">
            <text:p>1,28069</text:p>
          </table:table-cell>
          <table:table-cell table:style-name="ce23" table:formula="oooc:=SQRT(([.N6]*[.N6])+([.O6]*[.O6]))" office:value-type="float" office:value="2840.70462425908">
            <text:p>2 840,7</text:p>
          </table:table-cell>
          <table:table-cell table:style-name="ce23" table:formula="oooc:=[.Q6]*SIN([.P6]-[.$O$13])" office:value-type="float" office:value="45.8161199546703">
            <text:p>45,8</text:p>
          </table:table-cell>
          <table:table-cell table:number-columns-repeated="236"/>
        </table:table-row>
        <table:table-row table:style-name="ro1">
          <table:table-cell table:style-name="ce3" table:formula="oooc:=[.A6]+1" office:value-type="float" office:value="2">
            <text:p>2</text:p>
          </table:table-cell>
          <table:table-cell table:style-name="ce5" office:value-type="float" office:value="20.8">
            <text:p>20,8</text:p>
          </table:table-cell>
          <table:table-cell office:value-type="float" office:value="20.2">
            <text:p>20,2</text:p>
          </table:table-cell>
          <table:table-cell office:value-type="float" office:value="2417.9">
            <text:p>2417,9</text:p>
          </table:table-cell>
          <table:table-cell table:style-name="ce13" office:value-type="float" office:value="20.2">
            <text:p>20,2</text:p>
          </table:table-cell>
          <table:table-cell table:style-name="ce17" table:formula="oooc:=ATAN(([.E7]-[.C7])/([.D7]-[.B7]+0.01))" office:value-type="float" office:value="0">
            <text:p>0,00000</text:p>
          </table:table-cell>
          <table:table-cell table:style-name="ce5" office:value-type="float" office:value="432">
            <text:p>432</text:p>
          </table:table-cell>
          <table:table-cell office:value-type="float" office:value="1378.9">
            <text:p>1378,9</text:p>
          </table:table-cell>
          <table:table-cell office:value-type="float" office:value="2340">
            <text:p>2340</text:p>
          </table:table-cell>
          <table:table-cell table:style-name="ce13" office:value-type="float" office:value="1357.7">
            <text:p>1357,7</text:p>
          </table:table-cell>
          <table:table-cell table:formula="oooc:=ATAN(([.J7]-[.H7])/([.I7]-[.G7]+0.01))" office:value-type="float" office:value="-0.0111105956707662">
            <text:p>-0,01111</text:p>
          </table:table-cell>
          <table:table-cell table:formula="oooc:=ATAN(([.G7]-[.B7])/([.H7]-[.C7]+0.01))" office:value-type="float" office:value="0.293877053302482">
            <text:p>0,29388</text:p>
          </table:table-cell>
          <table:table-cell table:formula="oooc:=SQRT(([.G7]-[.B7])*([.G7]-[.B7])+([.H7]-[.C7])*([.H7]-[.C7]))" office:value-type="float" office:value="1419.56018893177">
            <text:p>1419,56</text:p>
          </table:table-cell>
          <table:table-cell table:formula="oooc:=[.N6]+[.M7]*SIN([.L7]-[.K6])" office:value-type="float" office:value="1236.97392961174">
            <text:p>1236,97</text:p>
          </table:table-cell>
          <table:table-cell table:formula="oooc:=[.O6]+[.M7]*COS([.L7]-[.K6])" office:value-type="float" office:value="4076.64300832049">
            <text:p>4076,64</text:p>
          </table:table-cell>
          <table:table-cell table:formula="oooc:=ATAN([.O7]/[.N7])" office:value-type="float" office:value="1.27619613899917">
            <text:p>1,27620</text:p>
          </table:table-cell>
          <table:table-cell table:style-name="ce23" table:formula="oooc:=SQRT(([.N7]*[.N7])+([.O7]*[.O7]))" office:value-type="float" office:value="4260.17871923555">
            <text:p>4 260,2</text:p>
          </table:table-cell>
          <table:table-cell table:style-name="ce23" table:formula="oooc:=[.Q7]*SIN([.P7]-[.$O$13])" office:value-type="float" office:value="49.5661044790159">
            <text:p>49,6</text:p>
          </table:table-cell>
          <table:table-cell table:number-columns-repeated="236"/>
        </table:table-row>
        <table:table-row table:style-name="ro1">
          <table:table-cell table:style-name="ce3" table:formula="oooc:=[.A7]+1" office:value-type="float" office:value="3">
            <text:p>3</text:p>
          </table:table-cell>
          <table:table-cell table:style-name="ce5" office:value-type="float" office:value="20.8">
            <text:p>20,8</text:p>
          </table:table-cell>
          <table:table-cell office:value-type="float" office:value="14.4">
            <text:p>14,4</text:p>
          </table:table-cell>
          <table:table-cell office:value-type="float" office:value="1928.2">
            <text:p>1928,2</text:p>
          </table:table-cell>
          <table:table-cell table:style-name="ce13" office:value-type="float" office:value="14.4">
            <text:p>14,4</text:p>
          </table:table-cell>
          <table:table-cell table:style-name="ce17" table:formula="oooc:=ATAN(([.E8]-[.C8])/([.D8]-[.B8]+0.01))" office:value-type="float" office:value="0">
            <text:p>0,00000</text:p>
          </table:table-cell>
          <table:table-cell table:style-name="ce5" office:value-type="float" office:value="451.1">
            <text:p>451,1</text:p>
          </table:table-cell>
          <table:table-cell office:value-type="float" office:value="1379.8">
            <text:p>1379,8</text:p>
          </table:table-cell>
          <table:table-cell office:value-type="float" office:value="1847.6">
            <text:p>1847,6</text:p>
          </table:table-cell>
          <table:table-cell table:style-name="ce13" office:value-type="float" office:value="1364.7">
            <text:p>1364,7</text:p>
          </table:table-cell>
          <table:table-cell table:formula="oooc:=ATAN(([.J8]-[.H8])/([.I8]-[.G8]+0.01))" office:value-type="float" office:value="-0.0108122473703195">
            <text:p>-0,01081</text:p>
          </table:table-cell>
          <table:table-cell table:formula="oooc:=ATAN(([.G8]-[.B8])/([.H8]-[.C8]+0.01))" office:value-type="float" office:value="0.305291308250699">
            <text:p>0,30529</text:p>
          </table:table-cell>
          <table:table-cell table:formula="oooc:=SQRT(([.G8]-[.B8])*([.G8]-[.B8])+([.H8]-[.C8])*([.H8]-[.C8]))" office:value-type="float" office:value="1431.59884395036">
            <text:p>1431,6</text:p>
          </table:table-cell>
          <table:table-cell table:formula="oooc:=[.N7]+[.M8]*SIN([.L8]-[.K7])" office:value-type="float" office:value="1682.41460932317">
            <text:p>1682,41</text:p>
          </table:table-cell>
          <table:table-cell table:formula="oooc:=[.O7]+[.M8]*COS([.L8]-[.K7])" office:value-type="float" office:value="5437.17887732881">
            <text:p>5437,18</text:p>
          </table:table-cell>
          <table:table-cell table:formula="oooc:=ATAN([.O8]/[.N8])" office:value-type="float" office:value="1.27071272164221">
            <text:p>1,27071</text:p>
          </table:table-cell>
          <table:table-cell table:style-name="ce23" table:formula="oooc:=SQRT(([.N8]*[.N8])+([.O8]*[.O8]))" office:value-type="float" office:value="5691.52291234381">
            <text:p>5 691,5</text:p>
          </table:table-cell>
          <table:table-cell table:style-name="ce23" table:formula="oooc:=[.Q8]*SIN([.P8]-[.$O$13])" office:value-type="float" office:value="35.0117107492304">
            <text:p>35,0</text:p>
          </table:table-cell>
          <table:table-cell table:number-columns-repeated="236"/>
        </table:table-row>
        <table:table-row table:style-name="ro1">
          <table:table-cell table:style-name="ce3" table:formula="oooc:=[.A8]+1" office:value-type="float" office:value="4">
            <text:p>4</text:p>
          </table:table-cell>
          <table:table-cell table:style-name="ce5" office:value-type="float" office:value="20.9">
            <text:p>20,9</text:p>
          </table:table-cell>
          <table:table-cell office:value-type="float" office:value="5.7">
            <text:p>5,7</text:p>
          </table:table-cell>
          <table:table-cell office:value-type="float" office:value="1416.6">
            <text:p>1416,6</text:p>
          </table:table-cell>
          <table:table-cell table:style-name="ce13" office:value-type="float" office:value="5.7">
            <text:p>5,7</text:p>
          </table:table-cell>
          <table:table-cell table:style-name="ce17" table:formula="oooc:=ATAN(([.E9]-[.C9])/([.D9]-[.B9]+0.01))" office:value-type="float" office:value="0">
            <text:p>0,00000</text:p>
          </table:table-cell>
          <table:table-cell table:style-name="ce5" office:value-type="float" office:value="458.1">
            <text:p>458,1</text:p>
          </table:table-cell>
          <table:table-cell office:value-type="float" office:value="1379.4">
            <text:p>1379,4</text:p>
          </table:table-cell>
          <table:table-cell office:value-type="float" office:value="1352.3">
            <text:p>1352,3</text:p>
          </table:table-cell>
          <table:table-cell table:style-name="ce13" office:value-type="float" office:value="1369.9">
            <text:p>1369,9</text:p>
          </table:table-cell>
          <table:table-cell table:formula="oooc:=ATAN(([.J9]-[.H9])/([.I9]-[.G9]+0.01))" office:value-type="float" office:value="-0.0106235029926537">
            <text:p>-0,01062</text:p>
          </table:table-cell>
          <table:table-cell table:formula="oooc:=ATAN(([.G9]-[.B9])/([.H9]-[.C9]+0.01))" office:value-type="float" office:value="0.308125793418928">
            <text:p>0,30813</text:p>
          </table:table-cell>
          <table:table-cell table:formula="oooc:=SQRT(([.G9]-[.B9])*([.G9]-[.B9])+([.H9]-[.C9])*([.H9]-[.C9]))" office:value-type="float" office:value="1441.59478703275">
            <text:p>1441,59</text:p>
          </table:table-cell>
          <table:table-cell table:formula="oooc:=[.N8]+[.M9]*SIN([.L9]-[.K8])" office:value-type="float" office:value="2134.43866923972">
            <text:p>2134,44</text:p>
          </table:table-cell>
          <table:table-cell table:formula="oooc:=[.O8]+[.M9]*COS([.L9]-[.K8])" office:value-type="float" office:value="6806.07251061686">
            <text:p>6806,07</text:p>
          </table:table-cell>
          <table:table-cell table:formula="oooc:=ATAN([.O9]/[.N9])" office:value-type="float" office:value="1.26690236946653">
            <text:p>1,26690</text:p>
          </table:table-cell>
          <table:table-cell table:style-name="ce23" table:formula="oooc:=SQRT(([.N9]*[.N9])+([.O9]*[.O9]))" office:value-type="float" office:value="7132.91325143663">
            <text:p>7 132,9</text:p>
          </table:table-cell>
          <table:table-cell table:style-name="ce23" table:formula="oooc:=[.Q9]*SIN([.P9]-[.$O$13])" office:value-type="float" office:value="16.6998512694318">
            <text:p>16,7</text:p>
          </table:table-cell>
          <table:table-cell table:number-columns-repeated="236"/>
        </table:table-row>
        <table:table-row table:style-name="ro1">
          <table:table-cell table:style-name="ce3" table:formula="oooc:=[.A9]+1" office:value-type="float" office:value="5">
            <text:p>5</text:p>
          </table:table-cell>
          <table:table-cell table:style-name="ce5" office:value-type="float" office:value="20.9">
            <text:p>20,9</text:p>
          </table:table-cell>
          <table:table-cell office:value-type="float" office:value="1.5">
            <text:p>1,5</text:p>
          </table:table-cell>
          <table:table-cell office:value-type="float" office:value="914.9">
            <text:p>914,9</text:p>
          </table:table-cell>
          <table:table-cell table:style-name="ce13" office:value-type="float" office:value="1.5">
            <text:p>1,5</text:p>
          </table:table-cell>
          <table:table-cell table:style-name="ce17" table:formula="oooc:=ATAN(([.E10]-[.C10])/([.D10]-[.B10]+0.01))" office:value-type="float" office:value="0">
            <text:p>0,00000</text:p>
          </table:table-cell>
          <table:table-cell table:style-name="ce5" office:value-type="float" office:value="451.8">
            <text:p>451,8</text:p>
          </table:table-cell>
          <table:table-cell office:value-type="float" office:value="1379.3">
            <text:p>1379,3</text:p>
          </table:table-cell>
          <table:table-cell office:value-type="float" office:value="878.7">
            <text:p>878,7</text:p>
          </table:table-cell>
          <table:table-cell table:style-name="ce13" office:value-type="float" office:value="1374.2">
            <text:p>1374,2</text:p>
          </table:table-cell>
          <table:table-cell table:formula="oooc:=ATAN(([.J10]-[.H10])/([.I10]-[.G10]+0.01))" office:value-type="float" office:value="-0.0119457436142235">
            <text:p>-0,01195</text:p>
          </table:table-cell>
          <table:table-cell table:formula="oooc:=ATAN(([.G10]-[.B10])/([.H10]-[.C10]+0.01))" office:value-type="float" office:value="0.30310594768471">
            <text:p>0,30311</text:p>
          </table:table-cell>
          <table:table-cell table:formula="oooc:=SQRT(([.G10]-[.B10])*([.G10]-[.B10])+([.H10]-[.C10])*([.H10]-[.C10]))" office:value-type="float" office:value="1443.60924422089">
            <text:p>1443,61</text:p>
          </table:table-cell>
          <table:table-cell table:formula="oooc:=[.N9]+[.M10]*SIN([.L10]-[.K9])" office:value-type="float" office:value="2579.9483019753">
            <text:p>2579,95</text:p>
          </table:table-cell>
          <table:table-cell table:formula="oooc:=[.O9]+[.M10]*COS([.L10]-[.K9])" office:value-type="float" office:value="8179.21810273002">
            <text:p>8179,22</text:p>
          </table:table-cell>
          <table:table-cell table:formula="oooc:=ATAN([.O10]/[.N10])" office:value-type="float" office:value="1.26524686365626">
            <text:p>1,26525</text:p>
          </table:table-cell>
          <table:table-cell table:style-name="ce23" table:formula="oooc:=SQRT(([.N10]*[.N10])+([.O10]*[.O10]))" office:value-type="float" office:value="8576.46442381076">
            <text:p>8 576,5</text:p>
          </table:table-cell>
          <table:table-cell table:style-name="ce23" table:formula="oooc:=[.Q10]*SIN([.P10]-[.$O$13])" office:value-type="float" office:value="5.88118007886185">
            <text:p>5,9</text:p>
          </table:table-cell>
          <table:table-cell table:number-columns-repeated="236"/>
        </table:table-row>
        <table:table-row table:style-name="ro1">
          <table:table-cell table:style-name="ce4" table:formula="oooc:=[.A10]+1" office:value-type="float" office:value="6">
            <text:p>6</text:p>
          </table:table-cell>
          <table:table-cell table:style-name="ce6" office:value-type="float" office:value="20.9">
            <text:p>20,9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47.6">
            <text:p>447,6</text:p>
          </table:table-cell>
          <table:table-cell table:style-name="ce14" office:value-type="float" office:value="1">
            <text:p>1</text:p>
          </table:table-cell>
          <table:table-cell table:style-name="ce17" table:formula="oooc:=ATAN(([.E11]-[.C11])/([.D11]-[.B11]+0.01))" office:value-type="float" office:value="0">
            <text:p>0,00000</text:p>
          </table:table-cell>
          <table:table-cell table:style-name="ce6" office:value-type="float" office:value="395">
            <text:p>395</text:p>
          </table:table-cell>
          <table:table-cell table:style-name="ce9" office:value-type="float" office:value="1215">
            <text:p>1215</text:p>
          </table:table-cell>
          <table:table-cell table:style-name="ce9" office:value-type="float" office:value="435">
            <text:p>435</text:p>
          </table:table-cell>
          <table:table-cell table:style-name="ce14" office:value-type="float" office:value="1220">
            <text:p>1220</text:p>
          </table:table-cell>
          <table:table-cell table:formula="oooc:=ATAN(([.J11]-[.H11])/([.I11]-[.G11]+0.01))" office:value-type="float" office:value="0.124324232888102">
            <text:p>0,12432</text:p>
          </table:table-cell>
          <table:table-cell table:formula="oooc:=ATAN(([.G11]-[.B11])/([.H11]-[.C11]+0.01))" office:value-type="float" office:value="0.298919106194364">
            <text:p>0,29892</text:p>
          </table:table-cell>
          <table:table-cell table:formula="oooc:=SQRT(([.G11]-[.B11])*([.G11]-[.B11])+([.H11]-[.C11])*([.H11]-[.C11]))" office:value-type="float" office:value="1270.33334601592">
            <text:p>1270,33</text:p>
          </table:table-cell>
          <table:table-cell table:formula="oooc:=[.N10]+[.M11]*SIN([.L11]-[.K10])" office:value-type="float" office:value="2968.52059422553">
            <text:p>2968,52</text:p>
          </table:table-cell>
          <table:table-cell table:formula="oooc:=[.O10]+[.M11]*COS([.L11]-[.K10])" office:value-type="float" office:value="9388.66358876707">
            <text:p>9388,66</text:p>
          </table:table-cell>
          <table:table-cell table:formula="oooc:=ATAN([.O11]/[.N11])" office:value-type="float" office:value="1.26456112880689">
            <text:p>1,26456</text:p>
          </table:table-cell>
          <table:table-cell table:style-name="ce24" table:formula="oooc:=SQRT(([.N11]*[.N11])+([.O11]*[.O11]))" office:value-type="float" office:value="9846.78213942919">
            <text:p>9 846,8</text:p>
          </table:table-cell>
          <table:table-cell table:style-name="ce24" table:formula="oooc:=[.Q11]*SIN([.P11]-[.$O$13])" office:value-type="float" office:value="0">
            <text:p>0,0</text:p>
          </table:table-cell>
          <table:table-cell table:number-columns-repeated="236"/>
        </table:table-row>
        <table:table-row table:style-name="ro1">
          <table:table-cell table:style-name="ce3"/>
          <table:table-cell table:number-columns-repeated="16"/>
          <table:table-cell table:style-name="ce13"/>
          <table:table-cell table:number-columns-repeated="236"/>
        </table:table-row>
        <table:table-row table:style-name="ro1">
          <table:table-cell table:style-name="ce4"/>
          <table:table-cell table:style-name="ce9" table:number-columns-repeated="4"/>
          <table:table-cell table:style-name="ce19"/>
          <table:table-cell table:style-name="ce9" table:number-columns-repeated="4"/>
          <table:table-cell table:style-name="ce19" table:number-columns-repeated="2"/>
          <table:table-cell table:style-name="ce9"/>
          <table:table-cell table:style-name="ce9" office:value-type="string">
            <text:p>Gama =</text:p>
          </table:table-cell>
          <table:table-cell table:style-name="ce19" table:formula="oooc:=ATAN([.O11]/[.N11])" office:value-type="float" office:value="1.26456112880689">
            <text:p>1,26456</text:p>
          </table:table-cell>
          <table:table-cell table:style-name="ce19" table:formula="oooc:=IF([.P11]=[.O13])" office:value-type="float" office:value="1">
            <text:p>1,00000</text:p>
          </table:table-cell>
          <table:table-cell table:style-name="ce9"/>
          <table:table-cell table:style-name="ce14"/>
          <table:table-cell table:number-columns-repeated="236"/>
        </table:table-row>
        <table:table-row table:style-name="ro1">
          <table:table-cell table:style-name="ce1"/>
          <table:table-cell table:number-columns-repeated="13"/>
          <table:table-cell table:style-name="ce15"/>
          <table:table-cell table:number-columns-repeated="239"/>
        </table:table-row>
        <table:table-row table:style-name="ro1">
          <table:table-cell table:style-name="ce2"/>
          <table:table-cell table:style-name="ce7" office:value-type="string">
            <text:p>jib moyen</text:p>
          </table:table-cell>
          <table:table-cell table:style-name="ce7" table:number-columns-repeated="3"/>
          <table:table-cell table:style-name="ce16"/>
          <table:table-cell table:style-name="ce7" table:number-columns-repeated="4"/>
          <table:table-cell table:style-name="ce16" table:number-columns-repeated="2"/>
          <table:table-cell table:style-name="ce7" table:number-columns-repeated="3"/>
          <table:table-cell table:style-name="ce16" table:formula="oooc:=[.B15]" office:value-type="string" office:string-value="jib moyen">
            <text:p>jib moyen</text:p>
          </table:table-cell>
          <table:table-cell table:style-name="ce8" office:value-type="string">
            <text:p>Luff curve</text:p>
          </table:table-cell>
          <table:table-cell table:style-name="ce11" office:value-type="string">
            <text:p>jib plat</text:p>
          </table:table-cell>
          <table:table-cell table:number-columns-repeated="236"/>
        </table:table-row>
        <table:table-row table:style-name="ro1">
          <table:table-cell table:style-name="ce3"/>
          <table:table-cell table:style-name="ce8" office:value-type="string">
            <text:p>BOTTOM</text:p>
          </table:table-cell>
          <table:table-cell table:style-name="ce7" table:number-columns-repeated="2"/>
          <table:table-cell table:style-name="ce11"/>
          <table:table-cell table:style-name="ce17"/>
          <table:table-cell table:style-name="ce8" office:value-type="string">
            <text:p>TOP</text:p>
          </table:table-cell>
          <table:table-cell table:style-name="ce7" table:number-columns-repeated="2"/>
          <table:table-cell table:style-name="ce11"/>
          <table:table-cell table:style-name="ce20" office:value-type="string">
            <text:p>beta</text:p>
          </table:table-cell>
          <table:table-cell office:value-type="string">
            <text:p>angle luff</text:p>
          </table:table-cell>
          <table:table-cell/>
          <table:table-cell table:style-name="ce1" office:value-type="string">
            <text:p>X luff</text:p>
          </table:table-cell>
          <table:table-cell table:style-name="ce1" office:value-type="string">
            <text:p>Y luff</text:p>
          </table:table-cell>
          <table:table-cell table:style-name="ce20" office:value-type="string">
            <text:p>phi</text:p>
          </table:table-cell>
          <table:table-cell table:style-name="ce4" office:value-type="string">
            <text:p>Distance</text:p>
          </table:table-cell>
          <table:table-cell table:style-name="ce25" office:value-type="string">
            <text:p>Deviation</text:p>
          </table:table-cell>
          <table:table-cell table:number-columns-repeated="236"/>
        </table:table-row>
        <table:table-row table:style-name="ro1">
          <table:table-cell table:style-name="ce4" office:value-type="string">
            <text:p>panel</text:p>
          </table:table-cell>
          <table:table-cell table:style-name="ce4" office:value-type="string">
            <text:p>X luff</text:p>
          </table:table-cell>
          <table:table-cell table:style-name="ce10" office:value-type="string">
            <text:p>Y luff</text:p>
          </table:table-cell>
          <table:table-cell table:style-name="ce10" office:value-type="string">
            <text:p>X leech</text:p>
          </table:table-cell>
          <table:table-cell table:style-name="ce12" office:value-type="string">
            <text:p>Y leech</text:p>
          </table:table-cell>
          <table:table-cell table:style-name="ce18" office:value-type="string">
            <text:p>alfa</text:p>
          </table:table-cell>
          <table:table-cell table:style-name="ce4" office:value-type="string">
            <text:p>X luff</text:p>
          </table:table-cell>
          <table:table-cell table:style-name="ce10" office:value-type="string">
            <text:p>Y luff</text:p>
          </table:table-cell>
          <table:table-cell table:style-name="ce10" office:value-type="string">
            <text:p>X leech</text:p>
          </table:table-cell>
          <table:table-cell table:style-name="ce12" office:value-type="string">
            <text:p>Y leech</text:p>
          </table:table-cell>
          <table:table-cell table:style-name="ce21" office:value-type="float" office:value="0">
            <text:p>0,00000</text:p>
          </table:table-cell>
          <table:table-cell table:style-name="ce20" office:value-type="string">
            <text:p>teta</text:p>
          </table:table-cell>
          <table:table-cell table:style-name="ce1" office:value-type="string">
            <text:p>R luff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table:style-name="ce22" office:value-type="float" office:value="0">
            <text:p>0,0</text:p>
          </table:table-cell>
          <table:table-cell table:number-columns-repeated="236"/>
        </table:table-row>
        <table:table-row table:style-name="ro1">
          <table:table-cell table:style-name="ce3" office:value-type="float" office:value="0">
            <text:p>0</text:p>
          </table:table-cell>
          <table:table-cell table:style-name="ce5" office:value-type="float" office:value="27.8">
            <text:p>27,8</text:p>
          </table:table-cell>
          <table:table-cell office:value-type="float" office:value="20.6">
            <text:p>20,6</text:p>
          </table:table-cell>
          <table:table-cell office:value-type="float" office:value="3380">
            <text:p>3380</text:p>
          </table:table-cell>
          <table:table-cell table:style-name="ce13" office:value-type="float" office:value="62.6">
            <text:p>62,6</text:p>
          </table:table-cell>
          <table:table-cell table:style-name="ce17" table:formula="oooc:=ATAN(([.E18]-[.C18])/([.D18]-[.B18]+0.01))" office:value-type="float" office:value="0.0125283924719377">
            <text:p>0,01253</text:p>
          </table:table-cell>
          <table:table-cell table:style-name="ce5" office:value-type="float" office:value="464.5">
            <text:p>464,5</text:p>
          </table:table-cell>
          <table:table-cell office:value-type="float" office:value="1379.2">
            <text:p>1379,2</text:p>
          </table:table-cell>
          <table:table-cell office:value-type="float" office:value="3297.6">
            <text:p>3297,6</text:p>
          </table:table-cell>
          <table:table-cell table:style-name="ce13" office:value-type="float" office:value="1379.2">
            <text:p>1379,2</text:p>
          </table:table-cell>
          <table:table-cell table:formula="oooc:=ATAN(([.J18]-[.H18])/([.I18]-[.G18]+0.01))" office:value-type="float" office:value="0">
            <text:p>0,00000</text:p>
          </table:table-cell>
          <table:table-cell table:formula="oooc:=ATAN(([.G18]-[.B18])/([.H18]-[.C18]+0.01))" office:value-type="float" office:value="0.311000901439071">
            <text:p>0,31100</text:p>
          </table:table-cell>
          <table:table-cell table:formula="oooc:=SQRT(([.G18]-[.B18])*([.G18]-[.B18])+([.H18]-[.C18])*([.H18]-[.C18]))" office:value-type="float" office:value="1427.06021246477">
            <text:p>1427,06</text:p>
          </table:table-cell>
          <table:table-cell table:formula="oooc:=[.N17]+[.M18]*SIN([.L18]-[.K17])" office:value-type="float" office:value="436.697086684906">
            <text:p>436,7</text:p>
          </table:table-cell>
          <table:table-cell table:formula="oooc:=[.O17]+[.M18]*COS([.L18]-[.K17])" office:value-type="float" office:value="1358.60093643458">
            <text:p>1358,6</text:p>
          </table:table-cell>
          <table:table-cell table:formula="oooc:=ATAN([.O18]/[.N18])" office:value-type="float" office:value="1.25979542535583">
            <text:p>1,25980</text:p>
          </table:table-cell>
          <table:table-cell table:style-name="ce23" table:formula="oooc:=SQRT(([.N18]*[.N18])+([.O18]*[.O18]))" office:value-type="float" office:value="1427.06021246477">
            <text:p>1 427,1</text:p>
          </table:table-cell>
          <table:table-cell table:style-name="ce23" table:formula="oooc:=[.Q18]*SIN([.P18]-[.$O$26])" office:value-type="float" office:value="3.00041744644541">
            <text:p>3,0</text:p>
          </table:table-cell>
          <table:table-cell table:number-columns-repeated="236"/>
        </table:table-row>
        <table:table-row table:style-name="ro1">
          <table:table-cell table:style-name="ce3" table:formula="oooc:=[.A18]+1" office:value-type="float" office:value="1">
            <text:p>1</text:p>
          </table:table-cell>
          <table:table-cell table:style-name="ce5" office:value-type="float" office:value="21">
            <text:p>21</text:p>
          </table:table-cell>
          <table:table-cell office:value-type="float" office:value="7.9">
            <text:p>7,9</text:p>
          </table:table-cell>
          <table:table-cell office:value-type="float" office:value="2854.1">
            <text:p>2854,1</text:p>
          </table:table-cell>
          <table:table-cell table:style-name="ce13" office:value-type="float" office:value="7.9">
            <text:p>7,9</text:p>
          </table:table-cell>
          <table:table-cell table:style-name="ce17" table:formula="oooc:=ATAN(([.E19]-[.C19])/([.D19]-[.B19]+0.01))" office:value-type="float" office:value="0">
            <text:p>0,00000</text:p>
          </table:table-cell>
          <table:table-cell table:style-name="ce5" office:value-type="float" office:value="452.9">
            <text:p>452,9</text:p>
          </table:table-cell>
          <table:table-cell office:value-type="float" office:value="1379.6">
            <text:p>1379,6</text:p>
          </table:table-cell>
          <table:table-cell office:value-type="float" office:value="2779.2">
            <text:p>2779,2</text:p>
          </table:table-cell>
          <table:table-cell table:style-name="ce13" office:value-type="float" office:value="1363.9">
            <text:p>1363,9</text:p>
          </table:table-cell>
          <table:table-cell table:formula="oooc:=ATAN(([.J19]-[.H19])/([.I19]-[.G19]+0.01))" office:value-type="float" office:value="-0.0067487831120923">
            <text:p>-0,00675</text:p>
          </table:table-cell>
          <table:table-cell table:formula="oooc:=ATAN(([.G19]-[.B19])/([.H19]-[.C19]+0.01))" office:value-type="float" office:value="0.305035705109642">
            <text:p>0,30504</text:p>
          </table:table-cell>
          <table:table-cell table:formula="oooc:=SQRT(([.G19]-[.B19])*([.G19]-[.B19])+([.H19]-[.C19])*([.H19]-[.C19]))" office:value-type="float" office:value="1438.08848823708">
            <text:p>1438,09</text:p>
          </table:table-cell>
          <table:table-cell table:formula="oooc:=[.N18]+[.M19]*SIN([.L19]-[.K18])" office:value-type="float" office:value="868.594222055899">
            <text:p>868,59</text:p>
          </table:table-cell>
          <table:table-cell table:formula="oooc:=[.O18]+[.M19]*COS([.L19]-[.K18])" office:value-type="float" office:value="2730.30183840203">
            <text:p>2730,3</text:p>
          </table:table-cell>
          <table:table-cell table:formula="oooc:=ATAN([.O19]/[.N19])" office:value-type="float" office:value="1.26278950390639">
            <text:p>1,26279</text:p>
          </table:table-cell>
          <table:table-cell table:style-name="ce23" table:formula="oooc:=SQRT(([.N19]*[.N19])+([.O19]*[.O19]))" office:value-type="float" office:value="2865.13595687367">
            <text:p>2 865,1</text:p>
          </table:table-cell>
          <table:table-cell table:style-name="ce23" table:formula="oooc:=[.Q19]*SIN([.P19]-[.$O$26])" office:value-type="float" office:value="14.6023785632007">
            <text:p>14,6</text:p>
          </table:table-cell>
          <table:table-cell table:number-columns-repeated="236"/>
        </table:table-row>
        <table:table-row table:style-name="ro1">
          <table:table-cell table:style-name="ce3" table:formula="oooc:=[.A19]+1" office:value-type="float" office:value="2">
            <text:p>2</text:p>
          </table:table-cell>
          <table:table-cell table:style-name="ce5" office:value-type="float" office:value="20.9">
            <text:p>20,9</text:p>
          </table:table-cell>
          <table:table-cell office:value-type="float" office:value="9">
            <text:p>9</text:p>
          </table:table-cell>
          <table:table-cell office:value-type="float" office:value="2346.8">
            <text:p>2346,8</text:p>
          </table:table-cell>
          <table:table-cell table:style-name="ce13" office:value-type="float" office:value="9">
            <text:p>9</text:p>
          </table:table-cell>
          <table:table-cell table:style-name="ce17" table:formula="oooc:=ATAN(([.E20]-[.C20])/([.D20]-[.B20]+0.01))" office:value-type="float" office:value="0">
            <text:p>0,00000</text:p>
          </table:table-cell>
          <table:table-cell table:style-name="ce5" office:value-type="float" office:value="457.8">
            <text:p>457,8</text:p>
          </table:table-cell>
          <table:table-cell office:value-type="float" office:value="1379.6">
            <text:p>1379,6</text:p>
          </table:table-cell>
          <table:table-cell office:value-type="float" office:value="2276.7">
            <text:p>2276,7</text:p>
          </table:table-cell>
          <table:table-cell table:style-name="ce13" office:value-type="float" office:value="1364.9">
            <text:p>1364,9</text:p>
          </table:table-cell>
          <table:table-cell table:formula="oooc:=ATAN(([.J20]-[.H20])/([.I20]-[.G20]+0.01))" office:value-type="float" office:value="-0.00808158730753289">
            <text:p>-0,00808</text:p>
          </table:table-cell>
          <table:table-cell table:formula="oooc:=ATAN(([.G20]-[.B20])/([.H20]-[.C20]+0.01))" office:value-type="float" office:value="0.308580606694114">
            <text:p>0,30858</text:p>
          </table:table-cell>
          <table:table-cell table:formula="oooc:=SQRT(([.G20]-[.B20])*([.G20]-[.B20])+([.H20]-[.C20])*([.H20]-[.C20]))" office:value-type="float" office:value="1438.54995394668">
            <text:p>1438,55</text:p>
          </table:table-cell>
          <table:table-cell table:formula="oooc:=[.N19]+[.M20]*SIN([.L20]-[.K19])" office:value-type="float" office:value="1314.73119715132">
            <text:p>1314,73</text:p>
          </table:table-cell>
          <table:table-cell table:formula="oooc:=[.O19]+[.M20]*COS([.L20]-[.K19])" office:value-type="float" office:value="4097.92304672425">
            <text:p>4097,92</text:p>
          </table:table-cell>
          <table:table-cell table:formula="oooc:=ATAN([.O20]/[.N20])" office:value-type="float" office:value="1.26034186768336">
            <text:p>1,26034</text:p>
          </table:table-cell>
          <table:table-cell table:style-name="ce23" table:formula="oooc:=SQRT(([.N20]*[.N20])+([.O20]*[.O20]))" office:value-type="float" office:value="4303.66023492058">
            <text:p>4 303,7</text:p>
          </table:table-cell>
          <table:table-cell table:style-name="ce23" table:formula="oooc:=[.Q20]*SIN([.P20]-[.$O$26])" office:value-type="float" office:value="11.400211510733">
            <text:p>11,4</text:p>
          </table:table-cell>
          <table:table-cell table:number-columns-repeated="236"/>
        </table:table-row>
        <table:table-row table:style-name="ro1">
          <table:table-cell table:style-name="ce3" table:formula="oooc:=[.A20]+1" office:value-type="float" office:value="3">
            <text:p>3</text:p>
          </table:table-cell>
          <table:table-cell table:style-name="ce5" office:value-type="float" office:value="20.9">
            <text:p>20,9</text:p>
          </table:table-cell>
          <table:table-cell office:value-type="float" office:value="5.1">
            <text:p>5,1</text:p>
          </table:table-cell>
          <table:table-cell office:value-type="float" office:value="1839.4">
            <text:p>1839,4</text:p>
          </table:table-cell>
          <table:table-cell table:style-name="ce13" office:value-type="float" office:value="5.1">
            <text:p>5,1</text:p>
          </table:table-cell>
          <table:table-cell table:style-name="ce17" table:formula="oooc:=ATAN(([.E21]-[.C21])/([.D21]-[.B21]+0.01))" office:value-type="float" office:value="0">
            <text:p>0,00000</text:p>
          </table:table-cell>
          <table:table-cell table:style-name="ce5" office:value-type="float" office:value="465.4">
            <text:p>465,4</text:p>
          </table:table-cell>
          <table:table-cell office:value-type="float" office:value="1379.4">
            <text:p>1379,4</text:p>
          </table:table-cell>
          <table:table-cell office:value-type="float" office:value="1778.8">
            <text:p>1778,8</text:p>
          </table:table-cell>
          <table:table-cell table:style-name="ce13" office:value-type="float" office:value="1368.6">
            <text:p>1368,6</text:p>
          </table:table-cell>
          <table:table-cell table:formula="oooc:=ATAN(([.J21]-[.H21])/([.I21]-[.G21]+0.01))" office:value-type="float" office:value="-0.00822268491463677">
            <text:p>-0,00822</text:p>
          </table:table-cell>
          <table:table-cell table:formula="oooc:=ATAN(([.G21]-[.B21])/([.H21]-[.C21]+0.01))" office:value-type="float" office:value="0.312815789323121">
            <text:p>0,31282</text:p>
          </table:table-cell>
          <table:table-cell table:formula="oooc:=SQRT(([.G21]-[.B21])*([.G21]-[.B21])+([.H21]-[.C21])*([.H21]-[.C21]))" office:value-type="float" office:value="1444.39632372836">
            <text:p>1444,4</text:p>
          </table:table-cell>
          <table:table-cell table:formula="oooc:=[.N20]+[.M21]*SIN([.L21]-[.K20])" office:value-type="float" office:value="1770.32016586864">
            <text:p>1770,32</text:p>
          </table:table-cell>
          <table:table-cell table:formula="oooc:=[.O20]+[.M21]*COS([.L21]-[.K20])" office:value-type="float" office:value="5468.5869120038">
            <text:p>5468,59</text:p>
          </table:table-cell>
          <table:table-cell table:formula="oooc:=ATAN([.O21]/[.N21])" office:value-type="float" office:value="1.25771774430999">
            <text:p>1,25772</text:p>
          </table:table-cell>
          <table:table-cell table:style-name="ce23" table:formula="oooc:=SQRT(([.N21]*[.N21])+([.O21]*[.O21]))" office:value-type="float" office:value="5747.99759079807">
            <text:p>5 748,0</text:p>
          </table:table-cell>
          <table:table-cell table:style-name="ce23" table:formula="oooc:=[.Q21]*SIN([.P21]-[.$O$26])" office:value-type="float" office:value="0.142762242174596">
            <text:p>0,1</text:p>
          </table:table-cell>
          <table:table-cell table:number-columns-repeated="236"/>
        </table:table-row>
        <table:table-row table:style-name="ro1">
          <table:table-cell table:style-name="ce3" table:formula="oooc:=[.A21]+1" office:value-type="float" office:value="4">
            <text:p>4</text:p>
          </table:table-cell>
          <table:table-cell table:style-name="ce5"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334.3">
            <text:p>1334,3</text:p>
          </table:table-cell>
          <table:table-cell table:style-name="ce13" office:value-type="float" office:value="1">
            <text:p>1</text:p>
          </table:table-cell>
          <table:table-cell table:style-name="ce17" table:formula="oooc:=ATAN(([.E22]-[.C22])/([.D22]-[.B22]+0.01))" office:value-type="float" office:value="0">
            <text:p>0,00000</text:p>
          </table:table-cell>
          <table:table-cell table:style-name="ce5" office:value-type="float" office:value="459.7">
            <text:p>459,7</text:p>
          </table:table-cell>
          <table:table-cell office:value-type="float" office:value="1379.3">
            <text:p>1379,3</text:p>
          </table:table-cell>
          <table:table-cell office:value-type="float" office:value="1296.3">
            <text:p>1296,3</text:p>
          </table:table-cell>
          <table:table-cell table:style-name="ce13" office:value-type="float" office:value="1370.9">
            <text:p>1370,9</text:p>
          </table:table-cell>
          <table:table-cell table:formula="oooc:=ATAN(([.J22]-[.H22])/([.I22]-[.G22]+0.01))" office:value-type="float" office:value="-0.0100401832912797">
            <text:p>-0,01004</text:p>
          </table:table-cell>
          <table:table-cell table:formula="oooc:=ATAN(([.G22]-[.B22])/([.H22]-[.C22]+0.01))" office:value-type="float" office:value="0.308149505796875">
            <text:p>0,30815</text:p>
          </table:table-cell>
          <table:table-cell table:formula="oooc:=SQRT(([.G22]-[.B22])*([.G22]-[.B22])+([.H22]-[.C22])*([.H22]-[.C22]))" office:value-type="float" office:value="1446.4330541024">
            <text:p>1446,43</text:p>
          </table:table-cell>
          <table:table-cell table:formula="oooc:=[.N21]+[.M22]*SIN([.L22]-[.K21])" office:value-type="float" office:value="2220.33565161309">
            <text:p>2220,34</text:p>
          </table:table-cell>
          <table:table-cell table:formula="oooc:=[.O21]+[.M22]*COS([.L22]-[.K21])" office:value-type="float" office:value="6843.23400947653">
            <text:p>6843,23</text:p>
          </table:table-cell>
          <table:table-cell table:formula="oooc:=ATAN([.O22]/[.N22])" office:value-type="float" office:value="1.25705556825647">
            <text:p>1,25706</text:p>
          </table:table-cell>
          <table:table-cell table:style-name="ce23" table:formula="oooc:=SQRT(([.N22]*[.N22])+([.O22]*[.O22]))" office:value-type="float" office:value="7194.42437685464">
            <text:p>7 194,4</text:p>
          </table:table-cell>
          <table:table-cell table:style-name="ce23" table:formula="oooc:=[.Q22]*SIN([.P22]-[.$O$26])" office:value-type="float" office:value="-4.58528828127636">
            <text:p>-4,6</text:p>
          </table:table-cell>
          <table:table-cell table:number-columns-repeated="236"/>
        </table:table-row>
        <table:table-row table:style-name="ro1">
          <table:table-cell table:style-name="ce3" table:formula="oooc:=[.A22]+1" office:value-type="float" office:value="5">
            <text:p>5</text:p>
          </table:table-cell>
          <table:table-cell table:style-name="ce5" office:value-type="float" office:value="20.9">
            <text:p>20,9</text:p>
          </table:table-cell>
          <table:table-cell office:value-type="float" office:value="0.8">
            <text:p>0,8</text:p>
          </table:table-cell>
          <table:table-cell office:value-type="float" office:value="857.5">
            <text:p>857,5</text:p>
          </table:table-cell>
          <table:table-cell table:style-name="ce13" office:value-type="float" office:value="0.8">
            <text:p>0,8</text:p>
          </table:table-cell>
          <table:table-cell table:style-name="ce17" table:formula="oooc:=ATAN(([.E23]-[.C23])/([.D23]-[.B23]+0.01))" office:value-type="float" office:value="0">
            <text:p>0,00000</text:p>
          </table:table-cell>
          <table:table-cell table:style-name="ce5" office:value-type="float" office:value="451">
            <text:p>451</text:p>
          </table:table-cell>
          <table:table-cell office:value-type="float" office:value="1379.3">
            <text:p>1379,3</text:p>
          </table:table-cell>
          <table:table-cell office:value-type="float" office:value="843.4">
            <text:p>843,4</text:p>
          </table:table-cell>
          <table:table-cell table:style-name="ce13" office:value-type="float" office:value="1374.6">
            <text:p>1374,6</text:p>
          </table:table-cell>
          <table:table-cell table:formula="oooc:=ATAN(([.J23]-[.H23])/([.I23]-[.G23]+0.01))" office:value-type="float" office:value="-0.0119766959894779">
            <text:p>-0,01198</text:p>
          </table:table-cell>
          <table:table-cell table:formula="oooc:=ATAN(([.G23]-[.B23])/([.H23]-[.C23]+0.01))" office:value-type="float" office:value="0.302432513558028">
            <text:p>0,30243</text:p>
          </table:table-cell>
          <table:table-cell table:formula="oooc:=SQRT(([.G23]-[.B23])*([.G23]-[.B23])+([.H23]-[.C23])*([.H23]-[.C23]))" office:value-type="float" office:value="1444.03887066796">
            <text:p>1444,04</text:p>
          </table:table-cell>
          <table:table-cell table:formula="oooc:=[.N22]+[.M23]*SIN([.L23]-[.K22])" office:value-type="float" office:value="2664.25129955257">
            <text:p>2664,25</text:p>
          </table:table-cell>
          <table:table-cell table:formula="oooc:=[.O22]+[.M23]*COS([.L23]-[.K22])" office:value-type="float" office:value="8217.34723534784">
            <text:p>8217,35</text:p>
          </table:table-cell>
          <table:table-cell table:formula="oooc:=ATAN([.O23]/[.N23])" office:value-type="float" office:value="1.25726754231308">
            <text:p>1,25727</text:p>
          </table:table-cell>
          <table:table-cell table:style-name="ce23" table:formula="oooc:=SQRT(([.N23]*[.N23])+([.O23]*[.O23]))" office:value-type="float" office:value="8638.46228060564">
            <text:p>8 638,5</text:p>
          </table:table-cell>
          <table:table-cell table:style-name="ce23" table:formula="oooc:=[.Q23]*SIN([.P23]-[.$O$26])" office:value-type="float" office:value="-3.67450053369056">
            <text:p>-3,7</text:p>
          </table:table-cell>
          <table:table-cell table:number-columns-repeated="236"/>
        </table:table-row>
        <table:table-row table:style-name="ro1">
          <table:table-cell table:style-name="ce4" table:formula="oooc:=[.A23]+1" office:value-type="float" office:value="6">
            <text:p>6</text:p>
          </table:table-cell>
          <table:table-cell table:style-name="ce6" office:value-type="float" office:value="20.9">
            <text:p>20,9</text:p>
          </table:table-cell>
          <table:table-cell table:style-name="ce9" office:value-type="float" office:value="0.6">
            <text:p>0,6</text:p>
          </table:table-cell>
          <table:table-cell table:style-name="ce9" office:value-type="float" office:value="413.2">
            <text:p>413,2</text:p>
          </table:table-cell>
          <table:table-cell table:style-name="ce14" office:value-type="float" office:value="0.6">
            <text:p>0,6</text:p>
          </table:table-cell>
          <table:table-cell table:style-name="ce17" table:formula="oooc:=ATAN(([.E24]-[.C24])/([.D24]-[.B24]+0.01))" office:value-type="float" office:value="0">
            <text:p>0,00000</text:p>
          </table:table-cell>
          <table:table-cell table:style-name="ce6" office:value-type="float" office:value="376.2">
            <text:p>376,2</text:p>
          </table:table-cell>
          <table:table-cell table:style-name="ce9" office:value-type="float" office:value="1157">
            <text:p>1157</text:p>
          </table:table-cell>
          <table:table-cell table:style-name="ce9" office:value-type="float" office:value="416">
            <text:p>416</text:p>
          </table:table-cell>
          <table:table-cell table:style-name="ce14" office:value-type="float" office:value="1161">
            <text:p>1161</text:p>
          </table:table-cell>
          <table:table-cell table:formula="oooc:=ATAN(([.J24]-[.H24])/([.I24]-[.G24]+0.01))" office:value-type="float" office:value="0.100141171729807">
            <text:p>0,10014</text:p>
          </table:table-cell>
          <table:table-cell table:formula="oooc:=ATAN(([.G24]-[.B24])/([.H24]-[.C24]+0.01))" office:value-type="float" office:value="0.298089317964699">
            <text:p>0,29809</text:p>
          </table:table-cell>
          <table:table-cell table:formula="oooc:=SQRT(([.G24]-[.B24])*([.G24]-[.B24])+([.H24]-[.C24])*([.H24]-[.C24]))" office:value-type="float" office:value="1209.75164806666">
            <text:p>1209,75</text:p>
          </table:table-cell>
          <table:table-cell table:formula="oooc:=[.N23]+[.M24]*SIN([.L24]-[.K23])" office:value-type="float" office:value="3033.37254076822">
            <text:p>3033,37</text:p>
          </table:table-cell>
          <table:table-cell table:formula="oooc:=[.O23]+[.M24]*COS([.L24]-[.K23])" office:value-type="float" office:value="9369.40997638386">
            <text:p>9369,41</text:p>
          </table:table-cell>
          <table:table-cell table:formula="oooc:=ATAN([.O24]/[.N24])" office:value-type="float" office:value="1.25769290744464">
            <text:p>1,25769</text:p>
          </table:table-cell>
          <table:table-cell table:style-name="ce24" table:formula="oooc:=SQRT(([.N24]*[.N24])+([.O24]*[.O24]))" office:value-type="float" office:value="9848.20756669192">
            <text:p>9 848,2</text:p>
          </table:table-cell>
          <table:table-cell table:style-name="ce23" table:formula="oooc:=[.Q24]*SIN([.P24]-[.$O$26])" office:value-type="float" office:value="0">
            <text:p>0,0</text:p>
          </table:table-cell>
          <table:table-cell table:number-columns-repeated="236"/>
        </table:table-row>
        <table:table-row table:style-name="ro1">
          <table:table-cell table:style-name="ce5"/>
          <table:table-cell table:number-columns-repeated="16"/>
          <table:table-cell table:style-name="ce13"/>
          <table:table-cell table:number-columns-repeated="236"/>
        </table:table-row>
        <table:table-row table:style-name="ro1">
          <table:table-cell table:style-name="ce6"/>
          <table:table-cell table:style-name="ce9" table:number-columns-repeated="4"/>
          <table:table-cell table:style-name="ce19"/>
          <table:table-cell table:style-name="ce9" table:number-columns-repeated="4"/>
          <table:table-cell table:style-name="ce19" table:number-columns-repeated="2"/>
          <table:table-cell table:style-name="ce9"/>
          <table:table-cell table:style-name="ce9" office:value-type="string">
            <text:p>Gama =</text:p>
          </table:table-cell>
          <table:table-cell table:style-name="ce19" table:formula="oooc:=ATAN([.O24]/[.N24])" office:value-type="float" office:value="1.25769290744464">
            <text:p>1,25769</text:p>
          </table:table-cell>
          <table:table-cell table:style-name="ce19" table:formula="oooc:=IF([.P24]=[.O26])" office:value-type="float" office:value="1">
            <text:p>1,00000</text:p>
          </table:table-cell>
          <table:table-cell table:style-name="ce9"/>
          <table:table-cell table:style-name="ce14"/>
          <table:table-cell table:number-columns-repeated="236"/>
        </table:table-row>
        <table:table-row table:style-name="ro1">
          <table:table-cell table:style-name="ce1"/>
          <table:table-cell table:number-columns-repeated="13"/>
          <table:table-cell table:style-name="ce15"/>
          <table:table-cell table:number-columns-repeated="239"/>
        </table:table-row>
        <table:table-row table:style-name="ro1">
          <table:table-cell table:style-name="ce1"/>
          <table:table-cell table:number-columns-repeated="253"/>
        </table:table-row>
        <table:table-row table:style-name="ro1">
          <table:table-cell table:style-name="ce2"/>
          <table:table-cell table:style-name="ce7" office:value-type="string">
            <text:p>jib plat</text:p>
          </table:table-cell>
          <table:table-cell table:style-name="ce7" table:number-columns-repeated="3"/>
          <table:table-cell table:style-name="ce16"/>
          <table:table-cell table:style-name="ce7" table:number-columns-repeated="4"/>
          <table:table-cell table:style-name="ce16" table:number-columns-repeated="2"/>
          <table:table-cell table:style-name="ce7" table:number-columns-repeated="3"/>
          <table:table-cell table:style-name="ce16" table:formula="oooc:=[.B29]" office:value-type="string" office:string-value="jib plat">
            <text:p>jib plat</text:p>
          </table:table-cell>
          <table:table-cell table:style-name="ce8" office:value-type="string">
            <text:p>Luff curve</text:p>
          </table:table-cell>
          <table:table-cell table:style-name="ce11" office:value-type="string">
            <text:p>jib plat</text:p>
          </table:table-cell>
          <table:table-cell table:number-columns-repeated="236"/>
        </table:table-row>
        <table:table-row table:style-name="ro1">
          <table:table-cell table:style-name="ce3"/>
          <table:table-cell table:style-name="ce8" office:value-type="string">
            <text:p>BOTTOM</text:p>
          </table:table-cell>
          <table:table-cell table:style-name="ce7" table:number-columns-repeated="2"/>
          <table:table-cell table:style-name="ce11"/>
          <table:table-cell table:style-name="ce17"/>
          <table:table-cell table:style-name="ce8" office:value-type="string">
            <text:p>TOP</text:p>
          </table:table-cell>
          <table:table-cell table:style-name="ce7" table:number-columns-repeated="2"/>
          <table:table-cell table:style-name="ce11"/>
          <table:table-cell table:style-name="ce20" office:value-type="string">
            <text:p>beta</text:p>
          </table:table-cell>
          <table:table-cell office:value-type="string">
            <text:p>angle luff</text:p>
          </table:table-cell>
          <table:table-cell/>
          <table:table-cell table:style-name="ce1" office:value-type="string">
            <text:p>X luff</text:p>
          </table:table-cell>
          <table:table-cell table:style-name="ce1" office:value-type="string">
            <text:p>Y luff</text:p>
          </table:table-cell>
          <table:table-cell table:style-name="ce20" office:value-type="string">
            <text:p>phi</text:p>
          </table:table-cell>
          <table:table-cell table:style-name="ce4" office:value-type="string">
            <text:p>Distance</text:p>
          </table:table-cell>
          <table:table-cell table:style-name="ce25" office:value-type="string">
            <text:p>Deviation</text:p>
          </table:table-cell>
          <table:table-cell table:number-columns-repeated="236"/>
        </table:table-row>
        <table:table-row table:style-name="ro1">
          <table:table-cell table:style-name="ce4" office:value-type="string">
            <text:p>panel</text:p>
          </table:table-cell>
          <table:table-cell table:style-name="ce4" office:value-type="string">
            <text:p>X luff</text:p>
          </table:table-cell>
          <table:table-cell table:style-name="ce10" office:value-type="string">
            <text:p>Y luff</text:p>
          </table:table-cell>
          <table:table-cell table:style-name="ce10" office:value-type="string">
            <text:p>X leech</text:p>
          </table:table-cell>
          <table:table-cell table:style-name="ce12" office:value-type="string">
            <text:p>Y leech</text:p>
          </table:table-cell>
          <table:table-cell table:style-name="ce18" office:value-type="string">
            <text:p>alfa</text:p>
          </table:table-cell>
          <table:table-cell table:style-name="ce4" office:value-type="string">
            <text:p>X luff</text:p>
          </table:table-cell>
          <table:table-cell table:style-name="ce10" office:value-type="string">
            <text:p>Y luff</text:p>
          </table:table-cell>
          <table:table-cell table:style-name="ce10" office:value-type="string">
            <text:p>X leech</text:p>
          </table:table-cell>
          <table:table-cell table:style-name="ce12" office:value-type="string">
            <text:p>Y leech</text:p>
          </table:table-cell>
          <table:table-cell table:style-name="ce21" office:value-type="float" office:value="0">
            <text:p>0,00000</text:p>
          </table:table-cell>
          <table:table-cell table:style-name="ce20" office:value-type="string">
            <text:p>teta</text:p>
          </table:table-cell>
          <table:table-cell table:style-name="ce1" office:value-type="string">
            <text:p>R luff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table:style-name="ce22" office:value-type="float" office:value="0">
            <text:p>0,0</text:p>
          </table:table-cell>
          <table:table-cell table:number-columns-repeated="236"/>
        </table:table-row>
        <table:table-row table:style-name="ro1">
          <table:table-cell table:style-name="ce3" office:value-type="float" office:value="0">
            <text:p>0</text:p>
          </table:table-cell>
          <table:table-cell table:style-name="ce5" office:value-type="float" office:value="27.8">
            <text:p>27,8</text:p>
          </table:table-cell>
          <table:table-cell office:value-type="float" office:value="20.6">
            <text:p>20,6</text:p>
          </table:table-cell>
          <table:table-cell office:value-type="float" office:value="3380">
            <text:p>3380</text:p>
          </table:table-cell>
          <table:table-cell table:style-name="ce13" office:value-type="float" office:value="61.4">
            <text:p>61,4</text:p>
          </table:table-cell>
          <table:table-cell table:style-name="ce17" table:formula="oooc:=ATAN(([.E32]-[.C32])/([.D32]-[.B32]+0.01))" office:value-type="float" office:value="0.0121704742668481">
            <text:p>0,01217</text:p>
          </table:table-cell>
          <table:table-cell table:style-name="ce5" office:value-type="float" office:value="469.2">
            <text:p>469,2</text:p>
          </table:table-cell>
          <table:table-cell office:value-type="float" office:value="1379.2">
            <text:p>1379,2</text:p>
          </table:table-cell>
          <table:table-cell office:value-type="float" office:value="3296.9">
            <text:p>3296,9</text:p>
          </table:table-cell>
          <table:table-cell table:style-name="ce13" office:value-type="float" office:value="1379.2">
            <text:p>1379,2</text:p>
          </table:table-cell>
          <table:table-cell table:formula="oooc:=ATAN(([.J32]-[.H32])/([.I32]-[.G32]+0.01))" office:value-type="float" office:value="0">
            <text:p>0,00000</text:p>
          </table:table-cell>
          <table:table-cell table:formula="oooc:=ATAN(([.G32]-[.B32])/([.H32]-[.C32]+0.01))" office:value-type="float" office:value="0.314133201624828">
            <text:p>0,31413</text:p>
          </table:table-cell>
          <table:table-cell table:formula="oooc:=SQRT(([.G32]-[.B32])*([.G32]-[.B32])+([.H32]-[.C32])*([.H32]-[.C32]))" office:value-type="float" office:value="1428.50548476371">
            <text:p>1428,51</text:p>
          </table:table-cell>
          <table:table-cell table:formula="oooc:=[.N31]+[.M32]*SIN([.L32]-[.K31])" office:value-type="float" office:value="441.397061285635">
            <text:p>441,4</text:p>
          </table:table-cell>
          <table:table-cell table:formula="oooc:=[.O31]+[.M32]*COS([.L32]-[.K31])" office:value-type="float" office:value="1358.60095476501">
            <text:p>1358,6</text:p>
          </table:table-cell>
          <table:table-cell table:formula="oooc:=ATAN([.O32]/[.N32])" office:value-type="float" office:value="1.25666312517007">
            <text:p>1,25666</text:p>
          </table:table-cell>
          <table:table-cell table:style-name="ce23" table:formula="oooc:=SQRT(([.N32]*[.N32])+([.O32]*[.O32]))" office:value-type="float" office:value="1428.50548476371">
            <text:p>1 428,5</text:p>
          </table:table-cell>
          <table:table-cell table:style-name="ce23" table:formula="oooc:=[.Q32]*SIN([.P32]-[.$O$40])" office:value-type="float" office:value="0.304053674394762">
            <text:p>0,3</text:p>
          </table:table-cell>
          <table:table-cell table:number-columns-repeated="236"/>
        </table:table-row>
        <table:table-row table:style-name="ro1">
          <table:table-cell table:style-name="ce3" table:formula="oooc:=[.A32]+1" office:value-type="float" office:value="1">
            <text:p>1</text:p>
          </table:table-cell>
          <table:table-cell table:style-name="ce5" office:value-type="float" office:value="21">
            <text:p>21</text:p>
          </table:table-cell>
          <table:table-cell office:value-type="float" office:value="6.5">
            <text:p>6,5</text:p>
          </table:table-cell>
          <table:table-cell office:value-type="float" office:value="2848.8">
            <text:p>2848,8</text:p>
          </table:table-cell>
          <table:table-cell table:style-name="ce13" office:value-type="float" office:value="6.5">
            <text:p>6,5</text:p>
          </table:table-cell>
          <table:table-cell table:style-name="ce17" table:formula="oooc:=ATAN(([.E33]-[.C33])/([.D33]-[.B33]+0.01))" office:value-type="float" office:value="0">
            <text:p>0,00000</text:p>
          </table:table-cell>
          <table:table-cell table:style-name="ce5" office:value-type="float" office:value="458.8">
            <text:p>458,8</text:p>
          </table:table-cell>
          <table:table-cell office:value-type="float" office:value="1379.5">
            <text:p>1379,5</text:p>
          </table:table-cell>
          <table:table-cell office:value-type="float" office:value="2774.1">
            <text:p>2774,1</text:p>
          </table:table-cell>
          <table:table-cell table:style-name="ce13" office:value-type="float" office:value="1365.3">
            <text:p>1365,3</text:p>
          </table:table-cell>
          <table:table-cell table:formula="oooc:=ATAN(([.J33]-[.H33])/([.I33]-[.G33]+0.01))" office:value-type="float" office:value="-0.00613301111331979">
            <text:p>-0,00613</text:p>
          </table:table-cell>
          <table:table-cell table:formula="oooc:=ATAN(([.G33]-[.B33])/([.H33]-[.C33]+0.01))" office:value-type="float" office:value="0.308669838174587">
            <text:p>0,30867</text:p>
          </table:table-cell>
          <table:table-cell table:formula="oooc:=SQRT(([.G33]-[.B33])*([.G33]-[.B33])+([.H33]-[.C33])*([.H33]-[.C33]))" office:value-type="float" office:value="1441.10993334999">
            <text:p>1441,11</text:p>
          </table:table-cell>
          <table:table-cell table:formula="oooc:=[.N32]+[.M33]*SIN([.L33]-[.K32])" office:value-type="float" office:value="879.194166946973">
            <text:p>879,19</text:p>
          </table:table-cell>
          <table:table-cell table:formula="oooc:=[.O32]+[.M33]*COS([.L33]-[.K32])" office:value-type="float" office:value="2731.60187766148">
            <text:p>2731,6</text:p>
          </table:table-cell>
          <table:table-cell table:formula="oooc:=ATAN([.O33]/[.N33])" office:value-type="float" office:value="1.25940680551608">
            <text:p>1,25941</text:p>
          </table:table-cell>
          <table:table-cell table:style-name="ce23" table:formula="oooc:=SQRT(([.N33]*[.N33])+([.O33]*[.O33]))" office:value-type="float" office:value="2869.60471166977">
            <text:p>2 869,6</text:p>
          </table:table-cell>
          <table:table-cell table:style-name="ce23" table:formula="oooc:=[.Q33]*SIN([.P33]-[.$O$40])" office:value-type="float" office:value="8.48405358692019">
            <text:p>8,5</text:p>
          </table:table-cell>
          <table:table-cell table:number-columns-repeated="236"/>
        </table:table-row>
        <table:table-row table:style-name="ro1">
          <table:table-cell table:style-name="ce3" table:formula="oooc:=[.A33]+1" office:value-type="float" office:value="2">
            <text:p>2</text:p>
          </table:table-cell>
          <table:table-cell table:style-name="ce5" office:value-type="float" office:value="20.9">
            <text:p>20,9</text:p>
          </table:table-cell>
          <table:table-cell office:value-type="float" office:value="7.4">
            <text:p>7,4</text:p>
          </table:table-cell>
          <table:table-cell office:value-type="float" office:value="2335.9">
            <text:p>2335,9</text:p>
          </table:table-cell>
          <table:table-cell table:style-name="ce13" office:value-type="float" office:value="7.4">
            <text:p>7,4</text:p>
          </table:table-cell>
          <table:table-cell table:style-name="ce17" table:formula="oooc:=ATAN(([.E34]-[.C34])/([.D34]-[.B34]+0.01))" office:value-type="float" office:value="0">
            <text:p>0,00000</text:p>
          </table:table-cell>
          <table:table-cell table:style-name="ce5" office:value-type="float" office:value="461.6">
            <text:p>461,6</text:p>
          </table:table-cell>
          <table:table-cell office:value-type="float" office:value="1379.5">
            <text:p>1379,5</text:p>
          </table:table-cell>
          <table:table-cell office:value-type="float" office:value="2268">
            <text:p>2268</text:p>
          </table:table-cell>
          <table:table-cell table:style-name="ce13" office:value-type="float" office:value="1365.8">
            <text:p>1365,8</text:p>
          </table:table-cell>
          <table:table-cell table:formula="oooc:=ATAN(([.J34]-[.H34])/([.I34]-[.G34]+0.01))" office:value-type="float" office:value="-0.007583957872625">
            <text:p>-0,00758</text:p>
          </table:table-cell>
          <table:table-cell table:formula="oooc:=ATAN(([.G34]-[.B34])/([.H34]-[.C34]+0.01))" office:value-type="float" office:value="0.310776741955979">
            <text:p>0,31078</text:p>
          </table:table-cell>
          <table:table-cell table:formula="oooc:=SQRT(([.G34]-[.B34])*([.G34]-[.B34])+([.H34]-[.C34])*([.H34]-[.C34]))" office:value-type="float" office:value="1441.1366694384">
            <text:p>1441,14</text:p>
          </table:table-cell>
          <table:table-cell table:formula="oooc:=[.N33]+[.M34]*SIN([.L34]-[.K33])" office:value-type="float" office:value="1328.29802485802">
            <text:p>1328,3</text:p>
          </table:table-cell>
          <table:table-cell table:formula="oooc:=[.O33]+[.M34]*COS([.L34]-[.K33])" office:value-type="float" office:value="4100.9742246911">
            <text:p>4100,97</text:p>
          </table:table-cell>
          <table:table-cell table:formula="oooc:=ATAN([.O34]/[.N34])" office:value-type="float" office:value="1.25756132260701">
            <text:p>1,25756</text:p>
          </table:table-cell>
          <table:table-cell table:style-name="ce23" table:formula="oooc:=SQRT(([.N34]*[.N34])+([.O34]*[.O34]))" office:value-type="float" office:value="4310.72676406456">
            <text:p>4 310,7</text:p>
          </table:table-cell>
          <table:table-cell table:style-name="ce23" table:formula="oooc:=[.Q34]*SIN([.P34]-[.$O$40])" office:value-type="float" office:value="4.78940972443081">
            <text:p>4,8</text:p>
          </table:table-cell>
          <table:table-cell table:number-columns-repeated="236"/>
        </table:table-row>
        <table:table-row table:style-name="ro1">
          <table:table-cell table:style-name="ce3" table:formula="oooc:=[.A34]+1" office:value-type="float" office:value="3">
            <text:p>3</text:p>
          </table:table-cell>
          <table:table-cell table:style-name="ce5" office:value-type="float" office:value="20.9">
            <text:p>20,9</text:p>
          </table:table-cell>
          <table:table-cell office:value-type="float" office:value="4.2">
            <text:p>4,2</text:p>
          </table:table-cell>
          <table:table-cell office:value-type="float" office:value="1827">
            <text:p>1827</text:p>
          </table:table-cell>
          <table:table-cell table:style-name="ce13" office:value-type="float" office:value="4.2">
            <text:p>4,2</text:p>
          </table:table-cell>
          <table:table-cell table:style-name="ce17" table:formula="oooc:=ATAN(([.E35]-[.C35])/([.D35]-[.B35]+0.01))" office:value-type="float" office:value="0">
            <text:p>0,00000</text:p>
          </table:table-cell>
          <table:table-cell table:style-name="ce5" office:value-type="float" office:value="466.8">
            <text:p>466,8</text:p>
          </table:table-cell>
          <table:table-cell office:value-type="float" office:value="1379.3">
            <text:p>1379,3</text:p>
          </table:table-cell>
          <table:table-cell office:value-type="float" office:value="1769.6">
            <text:p>1769,6</text:p>
          </table:table-cell>
          <table:table-cell table:style-name="ce13" office:value-type="float" office:value="1369">
            <text:p>1369</text:p>
          </table:table-cell>
          <table:table-cell table:formula="oooc:=ATAN(([.J35]-[.H35])/([.I35]-[.G35]+0.01))" office:value-type="float" office:value="-0.00790582311217416">
            <text:p>-0,00791</text:p>
          </table:table-cell>
          <table:table-cell table:formula="oooc:=ATAN(([.G35]-[.B35])/([.H35]-[.C35]+0.01))" office:value-type="float" office:value="0.313566944107519">
            <text:p>0,31357</text:p>
          </table:table-cell>
          <table:table-cell table:formula="oooc:=SQRT(([.G35]-[.B35])*([.G35]-[.B35])+([.H35]-[.C35])*([.H35]-[.C35]))" office:value-type="float" office:value="1445.58874511391">
            <text:p>1445,59</text:p>
          </table:table-cell>
          <table:table-cell table:formula="oooc:=[.N34]+[.M35]*SIN([.L35]-[.K34])" office:value-type="float" office:value="1784.61087530378">
            <text:p>1784,61</text:p>
          </table:table-cell>
          <table:table-cell table:formula="oooc:=[.O34]+[.M35]*COS([.L35]-[.K34])" office:value-type="float" office:value="5472.65399873389">
            <text:p>5472,65</text:p>
          </table:table-cell>
          <table:table-cell table:formula="oooc:=ATAN([.O35]/[.N35])" office:value-type="float" office:value="1.25557340373906">
            <text:p>1,25557</text:p>
          </table:table-cell>
          <table:table-cell table:style-name="ce23" table:formula="oooc:=SQRT(([.N35]*[.N35])+([.O35]*[.O35]))" office:value-type="float" office:value="5756.28159197503">
            <text:p>5 756,3</text:p>
          </table:table-cell>
          <table:table-cell table:style-name="ce23" table:formula="oooc:=[.Q35]*SIN([.P35]-[.$O$40])" office:value-type="float" office:value="-5.04753320288035">
            <text:p>-5,0</text:p>
          </table:table-cell>
          <table:table-cell table:number-columns-repeated="236"/>
        </table:table-row>
        <table:table-row table:style-name="ro1">
          <table:table-cell table:style-name="ce3" table:formula="oooc:=[.A35]+1" office:value-type="float" office:value="4">
            <text:p>4</text:p>
          </table:table-cell>
          <table:table-cell table:style-name="ce5" office:value-type="float" office:value="21">
            <text:p>21</text:p>
          </table:table-cell>
          <table:table-cell office:value-type="float" office:value="0.9">
            <text:p>0,9</text:p>
          </table:table-cell>
          <table:table-cell office:value-type="float" office:value="1323.7">
            <text:p>1323,7</text:p>
          </table:table-cell>
          <table:table-cell table:style-name="ce13" office:value-type="float" office:value="0.9">
            <text:p>0,9</text:p>
          </table:table-cell>
          <table:table-cell table:style-name="ce17" table:formula="oooc:=ATAN(([.E36]-[.C36])/([.D36]-[.B36]+0.01))" office:value-type="float" office:value="0">
            <text:p>0,00000</text:p>
          </table:table-cell>
          <table:table-cell table:style-name="ce5" office:value-type="float" office:value="461">
            <text:p>461</text:p>
          </table:table-cell>
          <table:table-cell office:value-type="float" office:value="1379.3">
            <text:p>1379,3</text:p>
          </table:table-cell>
          <table:table-cell office:value-type="float" office:value="1288.9">
            <text:p>1288,9</text:p>
          </table:table-cell>
          <table:table-cell table:style-name="ce13" office:value-type="float" office:value="1371.4">
            <text:p>1371,4</text:p>
          </table:table-cell>
          <table:table-cell table:formula="oooc:=ATAN(([.J36]-[.H36])/([.I36]-[.G36]+0.01))" office:value-type="float" office:value="-0.00954181039448069">
            <text:p>-0,00954</text:p>
          </table:table-cell>
          <table:table-cell table:formula="oooc:=ATAN(([.G36]-[.B36])/([.H36]-[.C36]+0.01))" office:value-type="float" office:value="0.308984676618768">
            <text:p>0,30898</text:p>
          </table:table-cell>
          <table:table-cell table:formula="oooc:=SQRT(([.G36]-[.B36])*([.G36]-[.B36])+([.H36]-[.C36])*([.H36]-[.C36]))" office:value-type="float" office:value="1446.9231354844">
            <text:p>1446,92</text:p>
          </table:table-cell>
          <table:table-cell table:formula="oooc:=[.N35]+[.M36]*SIN([.L36]-[.K35])" office:value-type="float" office:value="2235.49150848261">
            <text:p>2235,49</text:p>
          </table:table-cell>
          <table:table-cell table:formula="oooc:=[.O35]+[.M36]*COS([.L36]-[.K35])" office:value-type="float" office:value="6847.5333442127">
            <text:p>6847,53</text:p>
          </table:table-cell>
          <table:table-cell table:formula="oooc:=ATAN([.O36]/[.N36])" office:value-type="float" office:value="1.25523843412094">
            <text:p>1,25524</text:p>
          </table:table-cell>
          <table:table-cell table:style-name="ce23" table:formula="oooc:=SQRT(([.N36]*[.N36])+([.O36]*[.O36]))" office:value-type="float" office:value="7203.20311976572">
            <text:p>7 203,2</text:p>
          </table:table-cell>
          <table:table-cell table:style-name="ce23" table:formula="oooc:=[.Q36]*SIN([.P36]-[.$O$40])" office:value-type="float" office:value="-8.72915382569095">
            <text:p>-8,7</text:p>
          </table:table-cell>
          <table:table-cell table:number-columns-repeated="236"/>
        </table:table-row>
        <table:table-row table:style-name="ro1">
          <table:table-cell table:style-name="ce3" table:formula="oooc:=[.A36]+1" office:value-type="float" office:value="5">
            <text:p>5</text:p>
          </table:table-cell>
          <table:table-cell table:style-name="ce5" office:value-type="float" office:value="20.9">
            <text:p>20,9</text:p>
          </table:table-cell>
          <table:table-cell office:value-type="float" office:value="0.6">
            <text:p>0,6</text:p>
          </table:table-cell>
          <table:table-cell office:value-type="float" office:value="848.7">
            <text:p>848,7</text:p>
          </table:table-cell>
          <table:table-cell table:style-name="ce13" office:value-type="float" office:value="0.6">
            <text:p>0,6</text:p>
          </table:table-cell>
          <table:table-cell table:style-name="ce17" table:formula="oooc:=ATAN(([.E37]-[.C37])/([.D37]-[.B37]+0.01))" office:value-type="float" office:value="0">
            <text:p>0,00000</text:p>
          </table:table-cell>
          <table:table-cell table:style-name="ce5" office:value-type="float" office:value="452.2">
            <text:p>452,2</text:p>
          </table:table-cell>
          <table:table-cell office:value-type="float" office:value="1379.3">
            <text:p>1379,3</text:p>
          </table:table-cell>
          <table:table-cell office:value-type="float" office:value="838">
            <text:p>838</text:p>
          </table:table-cell>
          <table:table-cell table:style-name="ce13" office:value-type="float" office:value="1374.9">
            <text:p>1374,9</text:p>
          </table:table-cell>
          <table:table-cell table:formula="oooc:=ATAN(([.J37]-[.H37])/([.I37]-[.G37]+0.01))" office:value-type="float" office:value="-0.0114040829781157">
            <text:p>-0,01140</text:p>
          </table:table-cell>
          <table:table-cell table:formula="oooc:=ATAN(([.G37]-[.B37])/([.H37]-[.C37]+0.01))" office:value-type="float" office:value="0.303184258930722">
            <text:p>0,30318</text:p>
          </table:table-cell>
          <table:table-cell table:formula="oooc:=SQRT(([.G37]-[.B37])*([.G37]-[.B37])+([.H37]-[.C37])*([.H37]-[.C37]))" office:value-type="float" office:value="1444.58761589597">
            <text:p>1444,59</text:p>
          </table:table-cell>
          <table:table-cell table:formula="oooc:=[.N36]+[.M37]*SIN([.L37]-[.K36])" office:value-type="float" office:value="2679.92412809912">
            <text:p>2679,92</text:p>
          </table:table-cell>
          <table:table-cell table:formula="oooc:=[.O36]+[.M37]*COS([.L37]-[.K36])" office:value-type="float" office:value="8222.05618018918">
            <text:p>8222,06</text:p>
          </table:table-cell>
          <table:table-cell table:formula="oooc:=ATAN([.O37]/[.N37])" office:value-type="float" office:value="1.25571148140347">
            <text:p>1,25571</text:p>
          </table:table-cell>
          <table:table-cell table:style-name="ce23" table:formula="oooc:=SQRT(([.N37]*[.N37])+([.O37]*[.O37]))" office:value-type="float" office:value="8647.78591100374">
            <text:p>8 647,8</text:p>
          </table:table-cell>
          <table:table-cell table:style-name="ce23" table:formula="oooc:=[.Q37]*SIN([.P37]-[.$O$40])" office:value-type="float" office:value="-6.38895223883282">
            <text:p>-6,4</text:p>
          </table:table-cell>
          <table:table-cell table:number-columns-repeated="236"/>
        </table:table-row>
        <table:table-row table:style-name="ro1">
          <table:table-cell table:style-name="ce4" table:formula="oooc:=[.A37]+1" office:value-type="float" office:value="6">
            <text:p>6</text:p>
          </table:table-cell>
          <table:table-cell table:style-name="ce6" office:value-type="float" office:value="20.9">
            <text:p>20,9</text:p>
          </table:table-cell>
          <table:table-cell table:style-name="ce9" office:value-type="float" office:value="0.5">
            <text:p>0,5</text:p>
          </table:table-cell>
          <table:table-cell table:style-name="ce9" office:value-type="float" office:value="406.6">
            <text:p>406,6</text:p>
          </table:table-cell>
          <table:table-cell table:style-name="ce14" office:value-type="float" office:value="0.5">
            <text:p>0,5</text:p>
          </table:table-cell>
          <table:table-cell table:style-name="ce17" table:formula="oooc:=ATAN(([.E38]-[.C38])/([.D38]-[.B38]+0.01))" office:value-type="float" office:value="0">
            <text:p>0,00000</text:p>
          </table:table-cell>
          <table:table-cell table:style-name="ce6" office:value-type="float" office:value="373">
            <text:p>373</text:p>
          </table:table-cell>
          <table:table-cell table:style-name="ce9" office:value-type="float" office:value="1148.4">
            <text:p>1148,4</text:p>
          </table:table-cell>
          <table:table-cell table:style-name="ce9" office:value-type="float" office:value="413">
            <text:p>413</text:p>
          </table:table-cell>
          <table:table-cell table:style-name="ce14" office:value-type="float" office:value="1152.7">
            <text:p>1152,7</text:p>
          </table:table-cell>
          <table:table-cell table:formula="oooc:=ATAN(([.J38]-[.H38])/([.I38]-[.G38]+0.01))" office:value-type="float" office:value="0.107062187401293">
            <text:p>0,10706</text:p>
          </table:table-cell>
          <table:table-cell table:formula="oooc:=ATAN(([.G38]-[.B38])/([.H38]-[.C38]+0.01))" office:value-type="float" office:value="0.29762085955397">
            <text:p>0,29762</text:p>
          </table:table-cell>
          <table:table-cell table:formula="oooc:=SQRT(([.G38]-[.B38])*([.G38]-[.B38])+([.H38]-[.C38])*([.H38]-[.C38]))" office:value-type="float" office:value="1200.68681178732">
            <text:p>1200,69</text:p>
          </table:table-cell>
          <table:table-cell table:formula="oooc:=[.N37]+[.M38]*SIN([.L38]-[.K37])" office:value-type="float" office:value="3045.08890204656">
            <text:p>3045,09</text:p>
          </table:table-cell>
          <table:table-cell table:formula="oooc:=[.O37]+[.M38]*COS([.L38]-[.K37])" office:value-type="float" office:value="9365.86713828842">
            <text:p>9365,87</text:p>
          </table:table-cell>
          <table:table-cell table:formula="oooc:=ATAN([.O38]/[.N38])" office:value-type="float" office:value="1.25645027777121">
            <text:p>1,25645</text:p>
          </table:table-cell>
          <table:table-cell table:style-name="ce24" table:formula="oooc:=SQRT(([.N38]*[.N38])+([.O38]*[.O38]))" office:value-type="float" office:value="9848.45336453588">
            <text:p>9 848,5</text:p>
          </table:table-cell>
          <table:table-cell table:style-name="ce24" table:formula="oooc:=[.Q38]*SIN([.P38]-[.$O$40])" office:value-type="float" office:value="0">
            <text:p>0,0</text:p>
          </table:table-cell>
          <table:table-cell table:number-columns-repeated="236"/>
        </table:table-row>
        <table:table-row table:style-name="ro1">
          <table:table-cell table:style-name="ce5"/>
          <table:table-cell table:number-columns-repeated="16"/>
          <table:table-cell table:style-name="ce13"/>
          <table:table-cell table:number-columns-repeated="236"/>
        </table:table-row>
        <table:table-row table:style-name="ro1">
          <table:table-cell table:style-name="ce6"/>
          <table:table-cell table:style-name="ce9" table:number-columns-repeated="4"/>
          <table:table-cell table:style-name="ce19"/>
          <table:table-cell table:style-name="ce9" table:number-columns-repeated="4"/>
          <table:table-cell table:style-name="ce19" table:number-columns-repeated="2"/>
          <table:table-cell table:style-name="ce9"/>
          <table:table-cell table:style-name="ce9" office:value-type="string">
            <text:p>Gama =</text:p>
          </table:table-cell>
          <table:table-cell table:style-name="ce19" table:formula="oooc:=ATAN([.O38]/[.N38])" office:value-type="float" office:value="1.25645027777121">
            <text:p>1,25645</text:p>
          </table:table-cell>
          <table:table-cell table:style-name="ce19" table:formula="oooc:=IF([.P38]=[.O40])" office:value-type="float" office:value="1">
            <text:p>1,00000</text:p>
          </table:table-cell>
          <table:table-cell table:style-name="ce9"/>
          <table:table-cell table:style-name="ce14"/>
          <table:table-cell table:number-columns-repeated="236"/>
        </table:table-row>
        <table:table-row table:style-name="ro1" table:number-rows-repeated="65495">
          <table:table-cell table:number-columns-repeated="254"/>
        </table:table-row>
        <table:table-row table:style-name="ro1">
          <table:table-cell table:number-columns-repeated="254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">
      <number:number number:decimal-places="5" number:min-integer-digits="1" number:grouping="true"/>
    </number:number-style>
    <number:number-style style:name="N110">
      <number:number number:decimal-places="1" number:min-integer-digits="1" number:grouping="true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29.7cm" fo:page-height="21.001cm" style:num-format="1" style:print-orientation="landscape" fo:margin-top="1cm" fo:margin-bottom="1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style:region-left>
          <text:p><text:title>???</text:title></text:p>
        </style:region-left>
        <style:region-center>
          <text:p>page <text:page-number>1</text:page-number></text:p>
        </style:region-center>
        <style:region-right>
          <text:p><text:date style:data-style-name="N2" text:date-value="2011-04-29">29/04/2011</text:date></text:p>
        </style:region-right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9">29/04/2011</text:date>, <text:time>19:47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Robert Lainé</meta:initial-creator>
    <meta:creation-date>2011-04-26T21:41:33</meta:creation-date>
    <dc:creator>Robert Lainé</dc:creator>
    <dc:date>2011-04-29T19:47:41</dc:date>
    <meta:printed-by>Robert Lainé</meta:printed-by>
    <meta:print-date>2011-04-29T19:44:06</meta:print-date>
    <meta:editing-cycles>6</meta:editing-cycles>
    <meta:editing-duration>PT40M15S</meta:editing-duration>
    <meta:user-defined meta:name="Info 1"/>
    <meta:user-defined meta:name="Info 2"/>
    <meta:user-defined meta:name="Info 3"/>
    <meta:user-defined meta:name="Info 4"/>
    <meta:document-statistic meta:table-count="3" meta:cell-count="479"/>
  </office:meta>
</office:document-meta>
</file>